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7.6.4.1$Linux_X86_64 LibreOffice_project/60$Build-1</meta:generator>
    <dc:date>2024-02-05T14:07:18.245198888</dc:date>
    <dc:creator>Dominique Caron</dc:creator>
    <meta:editing-duration>PT18S</meta:editing-duration>
    <meta:editing-cycles>1</meta:editing-cycles>
    <meta:document-statistic meta:table-count="0" meta:image-count="0" meta:object-count="0" meta:page-count="1" meta:paragraph-count="1" meta:word-count="163" meta:character-count="1073" meta:non-whitespace-character-count="910"/>
  </office:meta>
</office:document-meta>
</file>